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C0000005D94D30CC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Source Sans Pro1" svg:font-family="'Source Sans Pro'" style:font-adornments="Bold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Source Sans Pro Light1" svg:font-family="'Source Sans Pro Light'" style:font-adornments="Bold" style:font-family-generic="swiss" style:font-pitch="variable"/>
    <style:font-face style:name="Source Sans Pro Light" svg:font-family="'Source Sans Pro Light'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">
      <style:text-properties officeooo:rsid="0017b207" officeooo:paragraph-rsid="0017b20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frame draw:style-name="fr1" draw:name="Image1" text:anchor-type="paragraph" svg:width="3.9437in" svg:height="1.2917in" draw:z-index="0"><draw:image xlink:href="Pictures/100000000000011C0000005D94D30CC8.png" xlink:type="simple" xlink:show="embed" xlink:actuate="onLoad"/></draw:frame></text:h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>To Whom It May Concern,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Source Sans Pro1" svg:font-family="'Source Sans Pro'" style:font-adornments="Bold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Source Sans Pro Light1" svg:font-family="'Source Sans Pro Light'" style:font-adornments="Bold" style:font-family-generic="swiss" style:font-pitch="variable"/>
    <style:font-face style:name="Source Sans Pro Light" svg:font-family="'Source Sans Pro Light'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style:line-spacing="0.0402in"/>
      <style:text-properties style:font-name="Source Sans Pro" fo:font-family="'Source Sans Pro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ource Sans Pro" fo:font-family="'Source Sans Pro'" style:font-style-name="Regular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use-window-font-color="tru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333333" style:font-name="Source Sans Pro Black" fo:font-family="'Source Sans Pro Black'" style:font-style-name="Regular" style:font-family-generic="swiss" style:font-pitch="variable" fo:font-size="160%" fo:font-weight="900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2.5in" fo:margin-bottom="0in" loext:contextual-spacing="false" fo:line-height="100%" fo:text-align="start" style:justify-single-word="false" style:page-number="auto"/>
      <style:text-properties style:font-name="Source Sans Pro Black" fo:font-family="'Source Sans Pro Black'" style:font-style-name="Regular" style:font-family-generic="swiss" style:font-pitch="variable" fo:font-size="48pt" fo:font-weight="9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1.5in" loext:contextual-spacing="false" fo:line-height="100%" fo:text-align="start" style:justify-single-word="false"/>
      <style:text-properties fo:color="#808080" style:font-name="Source Sans Pro Light" fo:font-family="'Source Sans Pro Light'" style:font-style-name="Italic" style:font-family-generic="swiss" style:font-pitch="variable" fo:font-size="28pt" fo:font-style="italic" fo:font-weight="250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333333" style:font-name="Source Sans Pro Light1" fo:font-family="'Source Sans Pro Light'" style:font-style-name="Bold" style:font-family-generic="swiss" style:font-pitch="variable" fo:font-size="13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999999" style:font-name="Source Sans Pro1" fo:font-family="'Source Sans Pro'" style:font-style-name="Bold" style:font-family-generic="swiss" style:font-pitch="variable"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999999" style:font-name="Source Sans Pro Light" fo:font-family="'Source Sans Pro Light'" style:font-style-name="Italic" style:font-family-generic="swiss" style:font-pitch="variable" fo:font-size="110%" fo:font-style="italic" fo:font-weight="250" style:font-size-asian="95%" style:font-style-asian="italic" style:font-weight-asian="bold" style:font-size-complex="9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meta:creation-date>2015-08-25T14:30:23.736000000</meta:creation-date>
    <meta:editing-cycles>2</meta:editing-cycles>
    <meta:editing-duration>PT7M47S</meta:editing-duration>
    <dc:title>makes me happy</dc:title>
    <dc:date>2015-08-25T14:38:10.472000000</dc:date>
    <meta:document-statistic meta:table-count="0" meta:image-count="1" meta:object-count="0" meta:page-count="1" meta:paragraph-count="1" meta:word-count="5" meta:character-count="23" meta:non-whitespace-character-count="19"/>
    <meta:template xlink:type="simple" xlink:actuate="onRequest" xlink:title="makes me happy" xlink:href="file:///C:/Users/Megan/AppData/Roaming/LibreOffice/4/user/template/makes%20me%20happy.ott" meta:date="2015-08-25T14:30:23.269000000"/>
  </office:meta>
</office:document-meta>
</file>